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32cm" svg:y="0.1cm">
            <draw:object draw:notify-on-update-of-ranges="Sheet1.C1:Sheet1.C6 Sheet1.D1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2.41" calcext:value-type="float">
            <text:p>7032.41</text:p>
          </table:table-cell>
          <table:table-cell table:formula="of:=4*ASIN(1)*300000000/([.B1]*0.0000000001)/1E+015" office:value-type="float" office:value="2.68038352734536" calcext:value-type="float">
            <text:p>2.6803835273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98.95" calcext:value-type="float">
            <text:p>6598.95</text:p>
          </table:table-cell>
          <table:table-cell table:formula="of:=4*ASIN(1)*300000000/([.B2]*0.0000000001)/1E+015" office:value-type="float" office:value="2.85644775631559" calcext:value-type="float">
            <text:p>2.8564477563</text:p>
          </table:table-cell>
          <table:table-cell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4.42" calcext:value-type="float">
            <text:p>6334.42</text:p>
          </table:table-cell>
          <table:table-cell table:formula="of:=4*ASIN(1)*300000000/([.B3]*0.0000000001)/1E+015" office:value-type="float" office:value="2.97573509832609" calcext:value-type="float">
            <text:p>2.9757350983</text:p>
          </table:table-cell>
          <table:table-cell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43.06" calcext:value-type="float">
            <text:p>6143.06</text:p>
          </table:table-cell>
          <table:table-cell table:formula="of:=4*ASIN(1)*300000000/([.B4]*0.0000000001)/1E+015" office:value-type="float" office:value="3.06843102973742" calcext:value-type="float">
            <text:p>3.0684310297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44.83" calcext:value-type="float">
            <text:p>5944.83</text:p>
          </table:table-cell>
          <table:table-cell table:formula="of:=4*ASIN(1)*300000000/([.B5]*0.0000000001)/1E+015" office:value-type="float" office:value="3.17074767849354" calcext:value-type="float">
            <text:p>3.1707476785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0.56" calcext:value-type="float">
            <text:p>5400.56</text:p>
          </table:table-cell>
          <table:table-cell table:formula="of:=4*ASIN(1)*300000000/([.B6]*0.0000000001)/1E+015" office:value-type="float" office:value="3.49029654730968" calcext:value-type="float">
            <text:p>3.490296547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, 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V0, 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3:24:44.312377603</meta:creation-date>
    <dc:date>2014-11-27T15:04:53.184057425</dc:date>
    <meta:editing-duration>PT1H24M58S</meta:editing-duration>
    <meta:editing-cycles>1</meta:editing-cycles>
    <meta:document-statistic meta:table-count="1" meta:cell-count="28" meta:object-count="1"/>
    <meta:generator>LibreOffice/4.2.6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C1:Sheet1.D6" svg:x="0.77cm" svg:y="0.855cm" svg:width="10.494cm" svg:height="7.545cm">
          <chartooo:coordinate-region svg:x="1.604cm" svg:y="1.054cm" svg:width="9.42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6" chart:class="chart:scatter">
            <chart:domain table:cell-range-address="Sheet1.C1:Sheet1.C6"/>
            <chart:regression-curve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8038352734536">
                <text:p>2.68038352734536</text:p>
                <draw:g>
                  <svg:desc>Sheet1.C1:Sheet1.C6</svg:desc>
                </draw:g>
              </table:table-cell>
              <table:table-cell office:value-type="float" office:value="-7.1">
                <text:p>-7.1</text:p>
                <draw:g>
                  <svg:desc>Sheet1.D1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5644775631559">
                <text:p>2.85644775631559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7573509832609">
                <text:p>2.97573509832609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843102973742">
                <text:p>3.0684310297374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7074767849354">
                <text:p>3.17074767849354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029654730968">
                <text:p>3.49029654730968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